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f81" officeooo:paragraph-rsid="00102f81"/>
    </style:style>
    <style:style style:name="P2" style:family="paragraph" style:parent-style-name="Standard">
      <style:text-properties officeooo:rsid="00115c02" officeooo:paragraph-rsid="00115c02"/>
    </style:style>
    <style:style style:name="P3" style:family="paragraph" style:parent-style-name="Standard">
      <style:text-properties officeooo:rsid="00134dcb" officeooo:paragraph-rsid="00134dcb"/>
    </style:style>
    <style:style style:name="T1" style:family="text">
      <style:text-properties officeooo:rsid="00115c02"/>
    </style:style>
    <style:style style:name="T2" style:family="text">
      <style:text-properties officeooo:rsid="00134d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 TempTable () as</text:p>
      <text:p text:style-name="P1">(SELECT </text:p>
      <text:p text:style-name="P1">FROM original_data),</text:p>
      <text:p text:style-name="P1">SELECT <text:span text:style-name="T1">ISNULL(*,AVG(*))</text:span> OVER(PARTITION BY y)</text:p>
      <text:p text:style-name="P2">FROM original_data.<text:span text:style-name="T2">x1</text:span></text:p>
      <text:p text:style-name="P3">ORDER BY x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8:49:18.977512566</meta:creation-date>
    <dc:date>2018-08-02T18:56:46.684983972</dc:date>
    <meta:editing-duration>PT7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7" meta:character-count="124" meta:non-whitespace-character-count="112"/>
  </office:meta>
</office:document-meta>
</file>